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OP" style:family="table">
      <style:table-properties style:width="19.389cm" fo:margin-left="0.312cm" table:align="left"/>
    </style:style>
    <style:style style:name="TOP.A" style:family="table-column">
      <style:table-column-properties style:column-width="5.699cm"/>
    </style:style>
    <style:style style:name="TOP.B" style:family="table-column">
      <style:table-column-properties style:column-width="9.382cm"/>
    </style:style>
    <style:style style:name="TOP.C" style:family="table-column">
      <style:table-column-properties style:column-width="4.307cm"/>
    </style:style>
    <style:style style:name="TOP.A1" style:family="table-cell">
      <style:table-cell-properties fo:padding="0.097cm" fo:border="none"/>
    </style:style>
    <style:style style:name="GENERAL" style:family="table">
      <style:table-properties style:width="19.396cm" fo:margin-left="0.312cm" table:align="left"/>
    </style:style>
    <style:style style:name="GENERAL.A" style:family="table-column">
      <style:table-column-properties style:column-width="19.396cm"/>
    </style:style>
    <style:style style:name="GENERAL.A1" style:family="table-cell">
      <style:table-cell-properties fo:background-color="transparent" fo:padding="0cm" fo:border="0.05pt solid #000000">
        <style:background-image/>
      </style:table-cell-properties>
    </style:style>
    <style:style style:name="GENERAL.A2" style:family="table-cell">
      <style:table-cell-properties fo:padding="0cm" fo:border-left="0.05pt solid #000000" fo:border-right="0.05pt solid #000000" fo:border-top="none" fo:border-bottom="0.05pt solid #000000"/>
    </style:style>
    <style:style style:name="GENERAL.A3" style:family="table-cell">
      <style:table-cell-properties fo:padding="0cm" fo:border-left="0.05pt solid #000000" fo:border-right="0.05pt solid #000000" fo:border-top="none" fo:border-bottom="0.05pt solid #000000"/>
    </style:style>
    <style:style style:name="GENERAL.A4" style:family="table-cell">
      <style:table-cell-properties fo:padding="0cm" fo:border-left="0.05pt solid #000000" fo:border-right="0.05pt solid #000000" fo:border-top="none" fo:border-bottom="0.05pt solid #000000"/>
    </style:style>
    <style:style style:name="TOP_5f_GENERAL" style:display-name="TOP_GENERAL" style:family="table">
      <style:table-properties style:width="19.396cm" table:align="left"/>
    </style:style>
    <style:style style:name="TOP_5f_GENERAL.A" style:display-name="TOP_GENERAL.A" style:family="table-column">
      <style:table-column-properties style:column-width="5.699cm"/>
    </style:style>
    <style:style style:name="TOP_5f_GENERAL.B" style:display-name="TOP_GENERAL.B" style:family="table-column">
      <style:table-column-properties style:column-width="9.382cm"/>
    </style:style>
    <style:style style:name="TOP_5f_GENERAL.C" style:display-name="TOP_GENERAL.C" style:family="table-column">
      <style:table-column-properties style:column-width="4.314cm"/>
    </style:style>
    <style:style style:name="TOP_5f_GENERAL.A1" style:display-name="TOP_GENERAL.A1" style:family="table-cell">
      <style:table-cell-properties fo:padding="0.199cm" fo:border-left="0.05pt solid #000000" fo:border-right="none" fo:border-top="0.05pt solid #000000" fo:border-bottom="0.05pt solid #000000"/>
    </style:style>
    <style:style style:name="TOP_5f_GENERAL.B1" style:display-name="TOP_GENERAL.B1" style:family="table-cell">
      <style:table-cell-properties style:vertical-align="" fo:padding="0.199cm" fo:border-left="0.05pt solid #000000" fo:border-right="none" fo:border-top="0.05pt solid #000000" fo:border-bottom="0.05pt solid #000000"/>
    </style:style>
    <style:style style:name="TOP_5f_GENERAL.C1" style:display-name="TOP_GENERAL.C1" style:family="table-cell">
      <style:table-cell-properties fo:padding="0.199cm" fo:border="0.05pt solid #000000"/>
    </style:style>
    <style:style style:name="BLOCK_5f_1" style:display-name="BLOCK_1" style:family="table">
      <style:table-properties style:width="5.3cm" table:align="margins"/>
    </style:style>
    <style:style style:name="BLOCK_5f_1.A" style:display-name="BLOCK_1.A" style:family="table-column">
      <style:table-column-properties style:column-width="5.3cm" style:rel-column-width="65535*"/>
    </style:style>
    <style:style style:name="BLOCK_5f_1.A1" style:display-name="BLOCK_1.A1" style:family="table-cell">
      <style:table-cell-properties fo:padding-left="0.199cm" fo:padding-right="0.199cm" fo:padding-top="0cm" fo:padding-bottom="0cm" fo:border="none"/>
    </style:style>
    <style:style style:name="BLOCK_5f_NIF" style:display-name="BLOCK_NIF" style:family="table">
      <style:table-properties style:width="4.902cm" table:align="margins"/>
    </style:style>
    <style:style style:name="BLOCK_5f_NIF.A" style:display-name="BLOCK_NIF.A" style:family="table-column">
      <style:table-column-properties style:column-width="0.942cm" style:rel-column-width="12587*"/>
    </style:style>
    <style:style style:name="BLOCK_5f_NIF.B" style:display-name="BLOCK_NIF.B" style:family="table-column">
      <style:table-column-properties style:column-width="3.96cm" style:rel-column-width="52948*"/>
    </style:style>
    <style:style style:name="BLOCK_5f_NIF.A1" style:display-name="BLOCK_NIF.A1" style:family="table-cell">
      <style:table-cell-properties style:vertical-align="middle" fo:padding="0.097cm" fo:border="none"/>
    </style:style>
    <style:style style:name="BLOCK_5f_NIF.B1" style:display-name="BLOCK_NIF.B1" style:family="table-cell">
      <style:table-cell-properties fo:padding="0.097cm" fo:border="none"/>
    </style:style>
    <style:style style:name="BOX_5f_NIF" style:display-name="BOX_NIF" style:family="table">
      <style:table-properties style:width="3.231cm" table:align="left"/>
    </style:style>
    <style:style style:name="BOX_5f_NIF.A" style:display-name="BOX_NIF.A" style:family="table-column">
      <style:table-column-properties style:column-width="3.231cm"/>
    </style:style>
    <style:style style:name="BOX_5f_NIF.A1" style:display-name="BOX_NIF.A1" style:family="table-cell">
      <style:table-cell-properties fo:padding="0.097cm" fo:border="0.05pt solid #000000"/>
    </style:style>
    <style:style style:name="DENOMINACION" style:family="table">
      <style:table-properties style:width="4.902cm" table:align="margins"/>
    </style:style>
    <style:style style:name="DENOMINACION.A" style:family="table-column">
      <style:table-column-properties style:column-width="4.902cm" style:rel-column-width="65535*"/>
    </style:style>
    <style:style style:name="DENOMINACION.A1" style:family="table-cell">
      <style:table-cell-properties fo:padding="0.097cm" fo:border="none"/>
    </style:style>
    <style:style style:name="DENOMINACION_5f_LINES" style:display-name="DENOMINACION_LINES" style:family="table">
      <style:table-properties style:width="4.902cm" table:align="margins"/>
    </style:style>
    <style:style style:name="DENOMINACION_5f_LINES.A" style:display-name="DENOMINACION_LINES.A" style:family="table-column">
      <style:table-column-properties style:column-width="4.902cm" style:rel-column-width="65535*"/>
    </style:style>
    <style:style style:name="DENOMINACION_5f_LINES.A1" style:display-name="DENOMINACION_LINES.A1" style:family="table-cell">
      <style:table-cell-properties fo:padding="0.097cm" fo:border-left="none" fo:border-right="none" fo:border-top="none" fo:border-bottom="0.05pt solid #000000"/>
    </style:style>
    <style:style style:name="BLOCK_5f_UNIDAD" style:display-name="BLOCK_UNIDAD" style:family="table">
      <style:table-properties style:width="3.916cm" table:align="margins"/>
    </style:style>
    <style:style style:name="BLOCK_5f_UNIDAD.A" style:display-name="BLOCK_UNIDAD.A" style:family="table-column">
      <style:table-column-properties style:column-width="3.916cm" style:rel-column-width="65535*"/>
    </style:style>
    <style:style style:name="BLOCK_5f_UNIDAD.A1" style:display-name="BLOCK_UNIDAD.A1" style:family="table-cell">
      <style:table-cell-properties fo:background-color="transparent" fo:padding="0cm" fo:border="none">
        <style:background-image/>
      </style:table-cell-properties>
    </style:style>
    <style:style style:name="BLOCK_5f_EUROS" style:display-name="BLOCK_EUROS" style:family="table">
      <style:table-properties style:width="3.685cm" table:align="left"/>
    </style:style>
    <style:style style:name="BLOCK_5f_EUROS.A" style:display-name="BLOCK_EUROS.A" style:family="table-column">
      <style:table-column-properties style:column-width="1.385cm"/>
    </style:style>
    <style:style style:name="BLOCK_5f_EUROS.B" style:display-name="BLOCK_EUROS.B" style:family="table-column">
      <style:table-column-properties style:column-width="2.3cm"/>
    </style:style>
    <style:style style:name="BLOCK_5f_EUROS.A1" style:display-name="BLOCK_EUROS.A1" style:family="table-cell">
      <style:table-cell-properties fo:padding="0.097cm" fo:border="none"/>
    </style:style>
    <style:style style:name="BLOCK_5f_CHECK_5f_EUROS" style:display-name="BLOCK_CHECK_EUROS" style:family="table">
      <style:table-properties style:width="1.933cm" fo:margin-left="0.155cm" table:align="left"/>
    </style:style>
    <style:style style:name="BLOCK_5f_CHECK_5f_EUROS.A" style:display-name="BLOCK_CHECK_EUROS.A" style:family="table-column">
      <style:table-column-properties style:column-width="0.896cm"/>
    </style:style>
    <style:style style:name="BLOCK_5f_CHECK_5f_EUROS.B" style:display-name="BLOCK_CHECK_EUROS.B" style:family="table-column">
      <style:table-column-properties style:column-width="1.037cm"/>
    </style:style>
    <style:style style:name="BLOCK_5f_CHECK_5f_EUROS.A1" style:display-name="BLOCK_CHECK_EUROS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BLOCK_5f_CHECK_5f_EUROS.B1" style:display-name="BLOCK_CHECK_EUROS.B1" style:family="table-cell">
      <style:table-cell-properties fo:padding="0.097cm" fo:border="0.05pt solid #000000"/>
    </style:style>
    <style:style style:name="BLOCK_5f_CHECK_5f_EUROS.2" style:display-name="BLOCK_CHECK_EUROS.2" style:family="table-row">
      <style:table-row-properties style:min-row-height="0.582cm"/>
    </style:style>
    <style:style style:name="BLOCK_5f_CHECK_5f_EUROS.A2" style:display-name="BLOCK_CHECK_EUROS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BLOCK_5f_CHECK_5f_EUROS.B2" style:display-name="BLOCK_CHECK_EUROS.B2" style:family="table-cell">
      <style:table-cell-properties fo:padding="0.097cm" fo:border-left="0.05pt solid #000000" fo:border-right="0.05pt solid #000000" fo:border-top="none" fo:border-bottom="0.05pt solid #000000"/>
    </style:style>
    <style:style style:name="BLOCK_5f_CHECK_5f_EUROS.B3" style:display-name="BLOCK_CHECK_EUROS.B3" style:family="table-cell">
      <style:table-cell-properties fo:padding="0.097cm" fo:border-left="0.05pt solid #000000" fo:border-right="0.05pt solid #000000" fo:border-top="none" fo:border-bottom="0.05pt solid #000000"/>
    </style:style>
    <style:style style:name="CHECK_5f_EUROS" style:display-name="CHECK_EUROS" style:family="table">
      <style:table-properties style:width="0.64cm" table:align="center"/>
    </style:style>
    <style:style style:name="CHECK_5f_EUROS.A" style:display-name="CHECK_EUROS.A" style:family="table-column">
      <style:table-column-properties style:column-width="0.64cm"/>
    </style:style>
    <style:style style:name="CHECK_5f_EUROS.A1" style:display-name="CHECK_EUROS.A1" style:family="table-cell">
      <style:table-cell-properties fo:padding="0.097cm" fo:border="0.05pt solid #000000"/>
    </style:style>
    <style:style style:name="TABLE_5f_MILES" style:display-name="TABLE_MILES" style:family="table">
      <style:table-properties style:width="0.651cm" fo:margin-left="0.106cm" table:align="left"/>
    </style:style>
    <style:style style:name="TABLE_5f_MILES.A" style:display-name="TABLE_MILES.A" style:family="table-column">
      <style:table-column-properties style:column-width="0.651cm"/>
    </style:style>
    <style:style style:name="TABLE_5f_MILES.A1" style:display-name="TABLE_MILES.A1" style:family="table-cell">
      <style:table-cell-properties fo:padding="0.097cm" fo:border="0.05pt solid #000000"/>
    </style:style>
    <style:style style:name="TABLA_5f_MILLONES" style:display-name="TABLA_MILLONES" style:family="table">
      <style:table-properties style:width="0.651cm" fo:margin-left="0.106cm" table:align="left"/>
    </style:style>
    <style:style style:name="TABLA_5f_MILLONES.A" style:display-name="TABLA_MILLONES.A" style:family="table-column">
      <style:table-column-properties style:column-width="0.651cm"/>
    </style:style>
    <style:style style:name="TABLA_5f_MILLONES.A1" style:display-name="TABLA_MILLONES.A1" style:family="table-cell">
      <style:table-cell-properties fo:padding="0.097cm" fo:border="0.05pt solid #000000"/>
    </style:style>
    <style:style style:name="BLOCK_5f_ENCABEZADO_5f_LINES" style:display-name="BLOCK_ENCABEZADO_LINES" style:family="table">
      <style:table-properties style:width="19.396cm" table:align="margins"/>
    </style:style>
    <style:style style:name="BLOCK_5f_ENCABEZADO_5f_LINES.A" style:display-name="BLOCK_ENCABEZADO_LINES.A" style:family="table-column">
      <style:table-column-properties style:column-width="11.197cm" style:rel-column-width="37835*"/>
    </style:style>
    <style:style style:name="BLOCK_5f_ENCABEZADO_5f_LINES.B" style:display-name="BLOCK_ENCABEZADO_LINES.B" style:family="table-column">
      <style:table-column-properties style:column-width="1.887cm" style:rel-column-width="6375*"/>
    </style:style>
    <style:style style:name="BLOCK_5f_ENCABEZADO_5f_LINES.C" style:display-name="BLOCK_ENCABEZADO_LINES.C" style:family="table-column">
      <style:table-column-properties style:column-width="3.175cm" style:rel-column-width="10730*"/>
    </style:style>
    <style:style style:name="BLOCK_5f_ENCABEZADO_5f_LINES.D" style:display-name="BLOCK_ENCABEZADO_LINES.D" style:family="table-column">
      <style:table-column-properties style:column-width="3.136cm" style:rel-column-width="10595*"/>
    </style:style>
    <style:style style:name="BLOCK_5f_ENCABEZADO_5f_LINES.A1" style:display-name="BLOCK_ENCABEZADO_LINES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BLOCK_5f_ENCABEZADO_5f_LINES.D1" style:display-name="BLOCK_ENCABEZADO_LINES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BLOCK_5f_LINES" style:display-name="BLOCK_LINES" style:family="table">
      <style:table-properties style:width="19.396cm" table:align="margins"/>
    </style:style>
    <style:style style:name="BLOCK_5f_LINES.A" style:display-name="BLOCK_LINES.A" style:family="table-column">
      <style:table-column-properties style:column-width="0.194cm" style:rel-column-width="655*"/>
    </style:style>
    <style:style style:name="BLOCK_5f_LINES.B" style:display-name="BLOCK_LINES.B" style:family="table-column">
      <style:table-column-properties style:column-width="9.617cm" style:rel-column-width="32493*"/>
    </style:style>
    <style:style style:name="BLOCK_5f_LINES.C" style:display-name="BLOCK_LINES.C" style:family="table-column">
      <style:table-column-properties style:column-width="1.386cm" style:rel-column-width="4684*"/>
    </style:style>
    <style:style style:name="BLOCK_5f_LINES.D" style:display-name="BLOCK_LINES.D" style:family="table-column">
      <style:table-column-properties style:column-width="1.889cm" style:rel-column-width="6383*"/>
    </style:style>
    <style:style style:name="BLOCK_5f_LINES.E" style:display-name="BLOCK_LINES.E" style:family="table-column">
      <style:table-column-properties style:column-width="3.173cm" style:rel-column-width="10721*"/>
    </style:style>
    <style:style style:name="BLOCK_5f_LINES.F" style:display-name="BLOCK_LINES.F" style:family="table-column">
      <style:table-column-properties style:column-width="3.136cm" style:rel-column-width="10599*"/>
    </style:style>
    <style:style style:name="BLOCK_5f_LINES.A1" style:display-name="BLOCK_LINES.A1" style:family="table-cell">
      <style:table-cell-properties style:vertical-align="bottom" fo:padding="0cm" fo:border="none"/>
    </style:style>
    <style:style style:name="BLOCK_5f_LINES.C1" style:display-name="BLOCK_LINES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BLOCK_5f_LINES.E1" style:display-name="BLOCK_LINES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BLOCK_5f_LINES.F1" style:display-name="BLOCK_LINES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Tabla1" style:family="table">
      <style:table-properties style:width="19.396cm" fo:margin-left="0.312cm" table:align="left"/>
    </style:style>
    <style:style style:name="Tabla1.A" style:family="table-column">
      <style:table-column-properties style:column-width="5.678cm"/>
    </style:style>
    <style:style style:name="Tabla1.B" style:family="table-column">
      <style:table-column-properties style:column-width="9.403cm"/>
    </style:style>
    <style:style style:name="Tabla1.C" style:family="table-column">
      <style:table-column-properties style:column-width="4.314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396cm" fo:margin-left="0.312cm" table:align="left"/>
    </style:style>
    <style:style style:name="Tabla2.A" style:family="table-column">
      <style:table-column-properties style:column-width="19.396cm"/>
    </style:style>
    <style:style style:name="Tabla2.A1" style:family="table-cell">
      <style:table-cell-properties fo:background-color="transparent" fo:padding="0cm" fo:border="0.05pt solid #000000">
        <style:background-image/>
      </style:table-cell-properties>
    </style:style>
    <style:style style:name="Tabla2.A2" style:family="table-cell">
      <style:table-cell-properties fo:padding="0cm" fo:border-left="0.05pt solid #000000" fo:border-right="0.05pt solid #000000" fo:border-top="none" fo:border-bottom="0.05pt solid #000000"/>
    </style:style>
    <style:style style:name="Tabla2.A3" style:family="table-cell">
      <style:table-cell-properties fo:padding="0cm" fo:border-left="0.05pt solid #000000" fo:border-right="0.05pt solid #000000" fo:border-top="none" fo:border-bottom="0.05pt solid #000000"/>
    </style:style>
    <style:style style:name="Tabla2.A4" style:family="table-cell">
      <style:table-cell-properties fo:padding="0cm" fo:border-left="0.05pt solid #000000" fo:border-right="0.05pt solid #000000" fo:border-top="none" fo:border-bottom="0.05pt solid #000000"/>
    </style:style>
    <style:style style:name="Tabla3" style:family="table">
      <style:table-properties style:width="19.396cm" table:align="left"/>
    </style:style>
    <style:style style:name="Tabla3.A" style:family="table-column">
      <style:table-column-properties style:column-width="5.699cm"/>
    </style:style>
    <style:style style:name="Tabla3.B" style:family="table-column">
      <style:table-column-properties style:column-width="13.697cm"/>
    </style:style>
    <style:style style:name="Tabla3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" fo:padding="0.199cm" fo:border="0.05pt solid #000000"/>
    </style:style>
    <style:style style:name="Tabla4" style:family="table">
      <style:table-properties style:width="5.3cm" table:align="margins"/>
    </style:style>
    <style:style style:name="Tabla4.A" style:family="table-column">
      <style:table-column-properties style:column-width="5.3cm" style:rel-column-width="65535*"/>
    </style:style>
    <style:style style:name="Tabla4.A1" style:family="table-cell">
      <style:table-cell-properties fo:padding-left="0.199cm" fo:padding-right="0.199cm" fo:padding-top="0cm" fo:padding-bottom="0cm" fo:border="none"/>
    </style:style>
    <style:style style:name="Tabla5" style:family="table">
      <style:table-properties style:width="4.902cm" table:align="margins"/>
    </style:style>
    <style:style style:name="Tabla5.A" style:family="table-column">
      <style:table-column-properties style:column-width="0.942cm" style:rel-column-width="12587*"/>
    </style:style>
    <style:style style:name="Tabla5.B" style:family="table-column">
      <style:table-column-properties style:column-width="3.96cm" style:rel-column-width="52948*"/>
    </style:style>
    <style:style style:name="Tabla5.A1" style:family="table-cell">
      <style:table-cell-properties style:vertical-align="middle" fo:padding="0.097cm" fo:border="none"/>
    </style:style>
    <style:style style:name="Tabla5.B1" style:family="table-cell">
      <style:table-cell-properties fo:padding="0.097cm" fo:border="none"/>
    </style:style>
    <style:style style:name="Tabla6" style:family="table">
      <style:table-properties style:width="3.231cm" table:align="left"/>
    </style:style>
    <style:style style:name="Tabla6.A" style:family="table-column">
      <style:table-column-properties style:column-width="3.231cm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4.902cm" table:align="margins"/>
    </style:style>
    <style:style style:name="Tabla7.A" style:family="table-column">
      <style:table-column-properties style:column-width="4.902cm" style:rel-column-width="65535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4.902cm" table:align="margins"/>
    </style:style>
    <style:style style:name="Tabla8.A" style:family="table-column">
      <style:table-column-properties style:column-width="4.902cm" style:rel-column-width="65535*"/>
    </style:style>
    <style:style style:name="Tabla8.A1" style:family="table-cell">
      <style:table-cell-properties fo:padding="0.097cm" fo:border-left="none" fo:border-right="none" fo:border-top="none" fo:border-bottom="0.05pt solid #000000"/>
    </style:style>
    <style:style style:name="Tabla13" style:family="table">
      <style:table-properties style:width="19.396cm" table:align="margins"/>
    </style:style>
    <style:style style:name="Tabla13.A" style:family="table-column">
      <style:table-column-properties style:column-width="11.197cm" style:rel-column-width="37835*"/>
    </style:style>
    <style:style style:name="Tabla13.B" style:family="table-column">
      <style:table-column-properties style:column-width="1.887cm" style:rel-column-width="6375*"/>
    </style:style>
    <style:style style:name="Tabla13.C" style:family="table-column">
      <style:table-column-properties style:column-width="3.175cm" style:rel-column-width="10730*"/>
    </style:style>
    <style:style style:name="Tabla13.D" style:family="table-column">
      <style:table-column-properties style:column-width="3.136cm" style:rel-column-width="10595*"/>
    </style:style>
    <style:style style:name="Tabla13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a13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a14" style:family="table">
      <style:table-properties style:width="19.396cm" table:align="margins"/>
    </style:style>
    <style:style style:name="Tabla14.A" style:family="table-column">
      <style:table-column-properties style:column-width="0.194cm" style:rel-column-width="655*"/>
    </style:style>
    <style:style style:name="Tabla14.B" style:family="table-column">
      <style:table-column-properties style:column-width="9.617cm" style:rel-column-width="32493*"/>
    </style:style>
    <style:style style:name="Tabla14.C" style:family="table-column">
      <style:table-column-properties style:column-width="1.386cm" style:rel-column-width="4684*"/>
    </style:style>
    <style:style style:name="Tabla14.D" style:family="table-column">
      <style:table-column-properties style:column-width="1.889cm" style:rel-column-width="6383*"/>
    </style:style>
    <style:style style:name="Tabla14.E" style:family="table-column">
      <style:table-column-properties style:column-width="3.173cm" style:rel-column-width="10721*"/>
    </style:style>
    <style:style style:name="Tabla14.F" style:family="table-column">
      <style:table-column-properties style:column-width="3.136cm" style:rel-column-width="10599*"/>
    </style:style>
    <style:style style:name="Tabla14.A1" style:family="table-cell">
      <style:table-cell-properties style:vertical-align="bottom" fo:padding="0cm" fo:border="none"/>
    </style:style>
    <style:style style:name="Tabla14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Tabla14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Tabla14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Tabla9" style:family="table">
      <style:table-properties style:width="19.396cm" fo:margin-left="0.312cm" table:align="left"/>
    </style:style>
    <style:style style:name="Tabla9.A" style:family="table-column">
      <style:table-column-properties style:column-width="5.659cm"/>
    </style:style>
    <style:style style:name="Tabla9.B" style:family="table-column">
      <style:table-column-properties style:column-width="9.463cm"/>
    </style:style>
    <style:style style:name="Tabla9.C" style:family="table-column">
      <style:table-column-properties style:column-width="4.274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9.457cm" fo:margin-left="0.312cm" table:align="left"/>
    </style:style>
    <style:style style:name="Tabla10.A" style:family="table-column">
      <style:table-column-properties style:column-width="19.457cm"/>
    </style:style>
    <style:style style:name="Tabla10.A1" style:family="table-cell">
      <style:table-cell-properties fo:background-color="transparent" fo:padding="0cm" fo:border="0.05pt solid #000000">
        <style:background-image/>
      </style:table-cell-properties>
    </style:style>
    <style:style style:name="Tabla10.A2" style:family="table-cell">
      <style:table-cell-properties fo:padding="0cm" fo:border-left="0.05pt solid #000000" fo:border-right="0.05pt solid #000000" fo:border-top="none" fo:border-bottom="0.05pt solid #000000"/>
    </style:style>
    <style:style style:name="Tabla10.A3" style:family="table-cell">
      <style:table-cell-properties fo:padding="0cm" fo:border-left="0.05pt solid #000000" fo:border-right="0.05pt solid #000000" fo:border-top="none" fo:border-bottom="0.05pt solid #000000"/>
    </style:style>
    <style:style style:name="Tabla10.A4" style:family="table-cell">
      <style:table-cell-properties fo:padding="0cm" fo:border-left="0.05pt solid #000000" fo:border-right="0.05pt solid #000000" fo:border-top="none" fo:border-bottom="0.05pt solid #000000"/>
    </style:style>
    <style:style style:name="Tabla11" style:family="table">
      <style:table-properties style:width="19.457cm" table:align="left"/>
    </style:style>
    <style:style style:name="Tabla11.A" style:family="table-column">
      <style:table-column-properties style:column-width="5.699cm"/>
    </style:style>
    <style:style style:name="Tabla11.B" style:family="table-column">
      <style:table-column-properties style:column-width="13.758cm"/>
    </style:style>
    <style:style style:name="Tabla11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a11.B1" style:family="table-cell">
      <style:table-cell-properties style:vertical-align="" fo:padding="0.199cm" fo:border="0.05pt solid #000000"/>
    </style:style>
    <style:style style:name="Tabla12" style:family="table">
      <style:table-properties style:width="5.3cm" table:align="margins"/>
    </style:style>
    <style:style style:name="Tabla12.A" style:family="table-column">
      <style:table-column-properties style:column-width="5.3cm" style:rel-column-width="65535*"/>
    </style:style>
    <style:style style:name="Tabla12.A1" style:family="table-cell">
      <style:table-cell-properties fo:padding-left="0.199cm" fo:padding-right="0.199cm" fo:padding-top="0cm" fo:padding-bottom="0cm" fo:border="none"/>
    </style:style>
    <style:style style:name="Tabla15" style:family="table">
      <style:table-properties style:width="4.902cm" table:align="margins"/>
    </style:style>
    <style:style style:name="Tabla15.A" style:family="table-column">
      <style:table-column-properties style:column-width="0.942cm" style:rel-column-width="12587*"/>
    </style:style>
    <style:style style:name="Tabla15.B" style:family="table-column">
      <style:table-column-properties style:column-width="3.96cm" style:rel-column-width="52948*"/>
    </style:style>
    <style:style style:name="Tabla15.A1" style:family="table-cell">
      <style:table-cell-properties style:vertical-align="middle" fo:padding="0.097cm" fo:border="none"/>
    </style:style>
    <style:style style:name="Tabla15.B1" style:family="table-cell">
      <style:table-cell-properties fo:padding="0.097cm" fo:border="none"/>
    </style:style>
    <style:style style:name="Tabla16" style:family="table">
      <style:table-properties style:width="3.231cm" table:align="left"/>
    </style:style>
    <style:style style:name="Tabla16.A" style:family="table-column">
      <style:table-column-properties style:column-width="3.231cm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4.902cm" table:align="margins"/>
    </style:style>
    <style:style style:name="Tabla17.A" style:family="table-column">
      <style:table-column-properties style:column-width="4.902cm" style:rel-column-width="65535*"/>
    </style:style>
    <style:style style:name="Tabla17.A1" style:family="table-cell">
      <style:table-cell-properties fo:padding="0.097cm" fo:border="none"/>
    </style:style>
    <style:style style:name="Tabla18" style:family="table">
      <style:table-properties style:width="4.902cm" table:align="margins"/>
    </style:style>
    <style:style style:name="Tabla18.A" style:family="table-column">
      <style:table-column-properties style:column-width="4.902cm" style:rel-column-width="65535*"/>
    </style:style>
    <style:style style:name="Tabla18.A1" style:family="table-cell">
      <style:table-cell-properties fo:padding="0.097cm" fo:border-left="none" fo:border-right="none" fo:border-top="none" fo:border-bottom="0.05pt solid #000000"/>
    </style:style>
    <style:style style:name="Tabla19" style:family="table">
      <style:table-properties style:width="19.457cm" table:align="margins"/>
    </style:style>
    <style:style style:name="Tabla19.A" style:family="table-column">
      <style:table-column-properties style:column-width="11.232cm" style:rel-column-width="37835*"/>
    </style:style>
    <style:style style:name="Tabla19.B" style:family="table-column">
      <style:table-column-properties style:column-width="1.893cm" style:rel-column-width="6375*"/>
    </style:style>
    <style:style style:name="Tabla19.C" style:family="table-column">
      <style:table-column-properties style:column-width="3.186cm" style:rel-column-width="10730*"/>
    </style:style>
    <style:style style:name="Tabla19.D" style:family="table-column">
      <style:table-column-properties style:column-width="3.145cm" style:rel-column-width="10595*"/>
    </style:style>
    <style:style style:name="Tabla19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a19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a20" style:family="table">
      <style:table-properties style:width="19.457cm" table:align="margins"/>
    </style:style>
    <style:style style:name="Tabla20.A" style:family="table-column">
      <style:table-column-properties style:column-width="0.194cm" style:rel-column-width="653*"/>
    </style:style>
    <style:style style:name="Tabla20.B" style:family="table-column">
      <style:table-column-properties style:column-width="9.617cm" style:rel-column-width="32390*"/>
    </style:style>
    <style:style style:name="Tabla20.C" style:family="table-column">
      <style:table-column-properties style:column-width="1.423cm" style:rel-column-width="4794*"/>
    </style:style>
    <style:style style:name="Tabla20.D" style:family="table-column">
      <style:table-column-properties style:column-width="1.893cm" style:rel-column-width="6374*"/>
    </style:style>
    <style:style style:name="Tabla20.E" style:family="table-column">
      <style:table-column-properties style:column-width="3.184cm" style:rel-column-width="10723*"/>
    </style:style>
    <style:style style:name="Tabla20.F" style:family="table-column">
      <style:table-column-properties style:column-width="3.147cm" style:rel-column-width="10601*"/>
    </style:style>
    <style:style style:name="Tabla20.A1" style:family="table-cell">
      <style:table-cell-properties style:vertical-align="bottom" fo:padding="0cm" fo:border="none"/>
    </style:style>
    <style:style style:name="Tabla20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Tabla20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Tabla20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text-properties style:font-name="Arial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text-properties style:font-name="Arial" fo:font-size="7pt" style:text-underline-style="none" style:font-name-asian="Monospace" style:font-size-asian="7pt" style:font-name-complex="Monospace" style:font-size-complex="7pt"/>
    </style:style>
    <style:style style:name="P11" style:family="paragraph" style:parent-style-name="Table_20_Contents">
      <style:text-properties style:font-name="Arial" fo:font-size="6pt" style:font-size-asian="6pt" style:font-size-complex="6pt"/>
    </style:style>
    <style:style style:name="P12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text-properties style:font-name="Arial" fo:font-size="10pt" style:font-size-asian="8.75pt" style:font-size-complex="10pt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style:font-name="Monospace" fo:font-size="2pt" fo:font-weight="bold" style:font-name-asian="Monospace" style:font-size-asian="2pt" style:font-weight-asian="bold" style:font-name-complex="Monospace" style:font-size-complex="2pt" style:font-weight-complex="bold"/>
    </style:style>
    <style:style style:name="P16" style:family="paragraph" style:parent-style-name="Table_20_Contents">
      <style:text-properties style:font-name="Arial"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18" style:family="paragraph" style:parent-style-name="Table_20_Contents">
      <style:text-properties style:font-name="Arial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9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Arial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OP" table:style-name="TOP">
        <table:table-column table:style-name="TOP.A"/>
        <table:table-column table:style-name="TOP.B"/>
        <table:table-column table:style-name="TOP.C"/>
        <table:table-row>
          <table:table-cell table:style-name="TOP.A1" office:value-type="string">
            <text:p text:style-name="P1">B</text:p>
            <text:p text:style-name="P15">[[repeatIn(objects,'report')]]</text:p>
            <text:p text:style-name="P15">[[setLang(user.lang)]]</text:p>
            <text:p text:style-name="P15">[[putInArrays(report)]]</text:p>
          </table:table-cell>
          <table:table-cell table:style-name="TOP.A1" office:value-type="string">
            <text:p text:style-name="P2">BALANCE DE SITUACIÓN ABREVIADO</text:p>
            <text:p text:style-name="P2"/>
          </table:table-cell>
          <table:table-cell table:style-name="TOP.A1" office:value-type="string">
            <text:p text:style-name="P3">BA1</text:p>
          </table:table-cell>
        </table:table-row>
      </table:table>
      <table:table table:name="GENERAL" table:style-name="GENERAL">
        <table:table-column table:style-name="GENERAL.A"/>
        <table:table-row>
          <table:table-cell table:style-name="GENERAL.A1" office:value-type="string">
            <table:table table:name="TOP_GENERAL" table:style-name="TOP_5f_GENERAL">
              <table:table-column table:style-name="TOP_5f_GENERAL.A"/>
              <table:table-column table:style-name="TOP_5f_GENERAL.B"/>
              <table:table-column table:style-name="TOP_5f_GENERAL.C"/>
              <table:table-row>
                <table:table-cell table:style-name="TOP_5f_GENERAL.A1" office:value-type="string">
                  <table:table table:name="BLOCK_1" table:style-name="BLOCK_5f_1">
                    <table:table-column table:style-name="BLOCK_5f_1.A"/>
                    <table:table-row>
                      <table:table-cell table:style-name="BLOCK_5f_1.A1" office:value-type="string">
                        <table:table table:name="BLOCK_NIF" table:style-name="BLOCK_5f_NIF">
                          <table:table-column table:style-name="BLOCK_5f_NIF.A"/>
                          <table:table-column table:style-name="BLOCK_5f_NIF.B"/>
                          <table:table-row>
                            <table:table-cell table:style-name="BLOCK_5f_NIF.A1" office:value-type="string">
                              <text:p text:style-name="P8">NIF:</text:p>
                            </table:table-cell>
                            <table:table-cell table:style-name="BLOCK_5f_NIF.B1" office:value-type="string">
                              <table:table table:name="BOX_NIF" table:style-name="BOX_5f_NIF">
                                <table:table-column table:style-name="BOX_5f_NIF.A"/>
                                <table:table-row>
                                  <table:table-cell table:style-name="BOX_5f_NIF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DENOMINACION" table:style-name="DENOMINACION">
                          <table:table-column table:style-name="DENOMINACION.A"/>
                          <table:table-row>
                            <table:table-cell table:style-name="DENOMINACION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DENOMINACION_LINES" table:style-name="DENOMINACION_5f_LINES">
                          <table:table-column table:style-name="DENOMINACION_5f_LINES.A"/>
                          <table:table-row>
                            <table:table-cell table:style-name="DENOMINACION_5f_LINES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DENOMINACION_5f_LINES.A1" office:value-type="string">
                              <text:p text:style-name="P14"/>
                            </table:table-cell>
                          </table:table-row>
                        </table:table>
                        <text:p text:style-name="P14"/>
                      </table:table-cell>
                    </table:table-row>
                  </table:table>
                  <text:p text:style-name="P14"/>
                </table:table-cell>
                <table:table-cell table:style-name="TOP_5f_GENERAL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  <table:table-cell table:style-name="TOP_5f_GENERAL.C1" office:value-type="string">
                  <table:table table:name="BLOCK_UNIDAD" table:style-name="BLOCK_5f_UNIDAD">
                    <table:table-column table:style-name="BLOCK_5f_UNIDAD.A"/>
                    <table:table-row>
                      <table:table-cell table:style-name="BLOCK_5f_UNIDAD.A1" office:value-type="string">
                        <text:p text:style-name="P8">UNIDAD <text:span text:style-name="T1">(1)</text:span></text:p>
                        <table:table table:name="BLOCK_EUROS" table:style-name="BLOCK_5f_EUROS">
                          <table:table-column table:style-name="BLOCK_5f_EUROS.A"/>
                          <table:table-column table:style-name="BLOCK_5f_EUROS.B"/>
                          <table:table-row>
                            <table:table-cell table:style-name="BLOCK_5f_EUROS.A1" office:value-type="string">
                              <text:p text:style-name="P5">Euros:</text:p>
                              <text:p text:style-name="P13"/>
                              <text:p text:style-name="P5">Miles:</text:p>
                              <text:p text:style-name="P13"/>
                              <text:p text:style-name="P5">Millones:</text:p>
                            </table:table-cell>
                            <table:table-cell table:style-name="BLOCK_5f_EUROS.A1" office:value-type="string">
                              <table:table table:name="BLOCK_CHECK_EUROS" table:style-name="BLOCK_5f_CHECK_5f_EUROS">
                                <table:table-column table:style-name="BLOCK_5f_CHECK_5f_EUROS.A"/>
                                <table:table-column table:style-name="BLOCK_5f_CHECK_5f_EUROS.B"/>
                                <table:table-row>
                                  <table:table-cell table:style-name="BLOCK_5f_CHECK_5f_EUROS.A1" office:value-type="string">
                                    <text:p text:style-name="P9">09001</text:p>
                                  </table:table-cell>
                                  <table:table-cell table:style-name="BLOCK_5f_CHECK_5f_EUROS.B1" office:value-type="string">
                                    <table:table table:name="CHECK_EUROS" table:style-name="CHECK_5f_EUROS">
                                      <table:table-column table:style-name="CHECK_5f_EUROS.A"/>
                                      <table:table-row>
                                        <table:table-cell table:style-name="CHECK_5f_EUROS.A1" office:value-type="string">
                                          <text:p text:style-name="P6"/>
                                        </table:table-cell>
                                      </table:table-row>
                                    </table:table>
                                    <text:p text:style-name="P5"/>
                                  </table:table-cell>
                                </table:table-row>
                                <table:table-row table:style-name="BLOCK_5f_CHECK_5f_EUROS.2">
                                  <table:table-cell table:style-name="BLOCK_5f_CHECK_5f_EUROS.A2" office:value-type="string">
                                    <text:p text:style-name="P9">09002</text:p>
                                  </table:table-cell>
                                  <table:table-cell table:style-name="BLOCK_5f_CHECK_5f_EUROS.B2" office:value-type="string">
                                    <table:table table:name="TABLE_MILES" table:style-name="TABLE_5f_MILES">
                                      <table:table-column table:style-name="TABLE_5f_MILES.A"/>
                                      <table:table-row>
                                        <table:table-cell table:style-name="TABLE_5f_MILES.A1" office:value-type="string">
                                          <text:p text:style-name="P6"/>
                                        </table:table-cell>
                                      </table:table-row>
                                    </table:table>
                                    <text:p text:style-name="Table_20_Contents"/>
                                  </table:table-cell>
                                </table:table-row>
                                <table:table-row>
                                  <table:table-cell table:style-name="BLOCK_5f_CHECK_5f_EUROS.A2" office:value-type="string">
                                    <text:p text:style-name="P9">09003</text:p>
                                  </table:table-cell>
                                  <table:table-cell table:style-name="BLOCK_5f_CHECK_5f_EUROS.B3" office:value-type="string">
                                    <table:table table:name="TABLA_MILLONES" table:style-name="TABLA_5f_MILLONES">
                                      <table:table-column table:style-name="TABLA_5f_MILLONES.A"/>
                                      <table:table-row>
                                        <table:table-cell table:style-name="TABLA_5f_MILLONES.A1" office:value-type="string">
                                          <text:p text:style-name="P6"/>
                                        </table:table-cell>
                                      </table:table-row>
                                    </table:table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GENERAL.A3" office:value-type="string">
            <table:table table:name="BLOCK_ENCABEZADO_LINES" table:style-name="BLOCK_5f_ENCABEZADO_5f_LINES">
              <table:table-column table:style-name="BLOCK_5f_ENCABEZADO_5f_LINES.A"/>
              <table:table-column table:style-name="BLOCK_5f_ENCABEZADO_5f_LINES.B"/>
              <table:table-column table:style-name="BLOCK_5f_ENCABEZADO_5f_LINES.C"/>
              <table:table-column table:style-name="BLOCK_5f_ENCABEZADO_5f_LINES.D"/>
              <table:table-row>
                <table:table-cell table:style-name="BLOCK_5f_ENCABEZADO_5f_LINES.A1" office:value-type="string">
                  <text:p text:style-name="P6">ACTIVO</text:p>
                </table:table-cell>
                <table:table-cell table:style-name="BLOCK_5f_ENCABEZADO_5f_LINES.A1" office:value-type="string">
                  <text:p text:style-name="P6">NOTAS DE LA MEMORIA</text:p>
                </table:table-cell>
                <table:table-cell table:style-name="BLOCK_5f_ENCABEZADO_5f_LINES.A1" office:value-type="string">
                  <text:p text:style-name="P6">EJERCICIO [[report.current_fiscalyear_id.name]](2)</text:p>
                </table:table-cell>
                <table:table-cell table:style-name="BLOCK_5f_ENCABEZADO_5f_LINES.D1" office:value-type="string">
                  <text:p text:style-name="P6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GENERAL.A3" office:value-type="string">
            <table:table table:name="BLOCK_LINES" table:style-name="BLOCK_5f_LINES">
              <table:table-column table:style-name="BLOCK_5f_LINES.A"/>
              <table:table-column table:style-name="BLOCK_5f_LINES.B"/>
              <table:table-column table:style-name="BLOCK_5f_LINES.C"/>
              <table:table-column table:style-name="BLOCK_5f_LINES.D"/>
              <table:table-column table:style-name="BLOCK_5f_LINES.E"/>
              <table:table-column table:style-name="BLOCK_5f_LINES.F"/>
              <table:table-row>
                <table:table-cell table:style-name="BLOCK_5f_LINES.A1" office:value-type="string">
                  <text:p text:style-name="Table_20_Contents"/>
                </table:table-cell>
                <table:table-cell table:style-name="BLOCK_5f_LINES.A1" office:value-type="string">
                  <text:p text:style-name="P12">[[repeatIn(getFirstArray(),'line')]]</text:p>
                  <text:p text:style-name="P19">[[(line.css_class=='l1') and line.name or removeParentNode('font')]]</text:p>
                  <text:p text:style-name="P20">[[(line.css_class=='l2') and line.name or removeParentNode('font')]]</text:p>
                  <text:p text:style-name="P8">[[(line.css_class=='l3') and line.name or removeParentNode('font')]]</text:p>
                  <text:p text:style-name="P16">[[(line.css_class=='l4') and line.name or removeParentNode('font')]]</text:p>
                  <text:p text:style-name="P18">[[(line.css_class=='l5') and line.name or removeParentNode('font')]]</text:p>
                  <text:p text:style-name="P16">[[(line.css_class=='default') and line.name or removeParentNode('font')]]</text:p>
                </table:table-cell>
                <table:table-cell table:style-name="BLOCK_5f_LINES.C1" office:value-type="string">
                  <text:p text:style-name="P9">[[line.code]]</text:p>
                </table:table-cell>
                <table:table-cell table:style-name="BLOCK_5f_LINES.C1" office:value-type="string">
                  <text:p text:style-name="P6">[[line.notes]]</text:p>
                </table:table-cell>
                <table:table-cell table:style-name="BLOCK_5f_LINES.E1" office:value-type="string">
                  <text:p text:style-name="P7">[[formatLang(line.current_value or '')]]</text:p>
                </table:table-cell>
                <table:table-cell table:style-name="BLOCK_5f_LINES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GENERAL.A4" office:value-type="string">
            <text:p text:style-name="P11"><text:s text:c="3"/></text:p>
            <text:p text:style-name="P11"><text:s text:c="3"/>(1) Marque las casillas correspondientes, según exprese las cifras en unidades, miles o millones de euros. Todos los documentos que integran las cuentas anuales deben elaborarse en la misma unidad.</text:p>
            <text:p text:style-name="P11"><text:s text:c="3"/>(2) Ejercicio al que van referidas las cuentas anuales.</text:p>
            <text:p text:style-name="P11"><text:s text:c="3"/>(3) Ejercicio anterior.</text:p>
            <text:p text:style-name="P11"/>
          </table:table-cell>
        </table:table-row>
      </table:table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B</text:p>
            <text:p text:style-name="P15"/>
          </table:table-cell>
          <table:table-cell table:style-name="Tabla1.A1" office:value-type="string">
            <text:p text:style-name="P2">BALANCE DE SITUACIÓN ABREVIADO</text:p>
            <text:p text:style-name="P2"/>
          </table:table-cell>
          <table:table-cell table:style-name="Tabla1.A1" office:value-type="string">
            <text:p text:style-name="P3">BA2.1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able:table table:name="Tabla4" table:style-name="Tabla4">
                    <table:table-column table:style-name="Tabla4.A"/>
                    <table:table-row>
                      <table:table-cell table:style-name="Tabla4.A1" office:value-type="string">
                        <table:table table:name="Tabla5" table:style-name="Tabla5">
                          <table:table-column table:style-name="Tabla5.A"/>
                          <table:table-column table:style-name="Tabla5.B"/>
                          <table:table-row>
                            <table:table-cell table:style-name="Tabla5.A1" office:value-type="string">
                              <text:p text:style-name="P8">NIF:</text:p>
                            </table:table-cell>
                            <table:table-cell table:style-name="Tabla5.B1" office:value-type="string">
                              <table:table table:name="Tabla6" table:style-name="Tabla6">
                                <table:table-column table:style-name="Tabla6.A"/>
                                <table:table-row>
                                  <table:table-cell table:style-name="Tabla6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Tabla7" table:style-name="Tabla7">
                          <table:table-column table:style-name="Tabla7.A"/>
                          <table:table-row>
                            <table:table-cell table:style-name="Tabla7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Tabla8" table:style-name="Tabla8">
                          <table:table-column table:style-name="Tabla8.A"/>
                          <table:table-row>
                            <table:table-cell table:style-name="Tabla8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Tabla8.A1" office:value-type="string">
                              <text:p text:style-name="P14"/>
                            </table:table-cell>
                          </table:table-row>
                        </table:table>
                        <text:p text:style-name="P14"/>
                      </table:table-cell>
                    </table:table-row>
                  </table:table>
                  <text:p text:style-name="P14"/>
                </table:table-cell>
                <table:table-cell table:style-name="Tabla3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3" office:value-type="string"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column table:style-name="Tabla13.D"/>
              <table:table-row>
                <table:table-cell table:style-name="Tabla13.A1" office:value-type="string">
                  <text:p text:style-name="P6">PATRIMONIO NETO Y PASIVO</text:p>
                </table:table-cell>
                <table:table-cell table:style-name="Tabla13.A1" office:value-type="string">
                  <text:p text:style-name="P6">NOTAS DE LA MEMORIA</text:p>
                </table:table-cell>
                <table:table-cell table:style-name="Tabla13.A1" office:value-type="string">
                  <text:p text:style-name="P6">EJERCICIO [[report.current_fiscalyear_id.name]](2)</text:p>
                </table:table-cell>
                <table:table-cell table:style-name="Tabla13.D1" office:value-type="string">
                  <text:p text:style-name="P6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a2.A3" office:value-type="string">
            <table:table table:name="Tabla14" table:style-name="Tabla14">
              <table:table-column table:style-name="Tabla14.A"/>
              <table:table-column table:style-name="Tabla14.B"/>
              <table:table-column table:style-name="Tabla14.C"/>
              <table:table-column table:style-name="Tabla14.D"/>
              <table:table-column table:style-name="Tabla14.E"/>
              <table:table-column table:style-name="Tabla14.F"/>
              <table:table-row>
                <table:table-cell table:style-name="Tabla14.A1" office:value-type="string">
                  <text:p text:style-name="P12"/>
                </table:table-cell>
                <table:table-cell table:style-name="Tabla14.A1" office:value-type="string">
                  <text:p text:style-name="P12">[[repeatIn(getSecondArray(),'line')]]</text:p>
                  <text:p text:style-name="P19">[[(line.css_class=='l1') and line.name or removeParentNode('font')]]</text:p>
                  <text:p text:style-name="P20">[[(line.css_class=='l2') and line.name or removeParentNode('font')]]</text:p>
                  <text:p text:style-name="P8">[[(line.css_class=='l3') and line.name or removeParentNode('font')]]</text:p>
                  <text:p text:style-name="P16">[[(line.css_class=='l4') and line.name or removeParentNode('font')]]</text:p>
                  <text:p text:style-name="P18">[[(line.css_class=='l5') and line.name or removeParentNode('font')]]</text:p>
                  <text:p text:style-name="P16">[[(line.css_class=='default') and line.name or removeParentNode('font')]]</text:p>
                </table:table-cell>
                <table:table-cell table:style-name="Tabla14.C1" office:value-type="string">
                  <text:p text:style-name="P9">[[line.code]]</text:p>
                </table:table-cell>
                <table:table-cell table:style-name="Tabla14.C1" office:value-type="string">
                  <text:p text:style-name="P6">[[line.notes]]</text:p>
                </table:table-cell>
                <table:table-cell table:style-name="Tabla14.E1" office:value-type="string">
                  <text:p text:style-name="P7">[[formatLang(line.current_value or '')]]</text:p>
                </table:table-cell>
                <table:table-cell table:style-name="Tabla14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a2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">B</text:p>
            <text:p text:style-name="P15"/>
          </table:table-cell>
          <table:table-cell table:style-name="Tabla9.A1" office:value-type="string">
            <text:p text:style-name="P2">BALANCE DE SITUACIÓN ABREVIADO</text:p>
            <text:p text:style-name="P2"/>
          </table:table-cell>
          <table:table-cell table:style-name="Tabla9.A1" office:value-type="string">
            <text:p text:style-name="P3">BA2.2</text:p>
          </table:table-cell>
        </table:table-row>
      </table:table>
      <table:table table:name="Tabla10" table:style-name="Tabla10">
        <table:table-column table:style-name="Tabla10.A"/>
        <table:table-row>
          <table:table-cell table:style-name="Tabla10.A1" office:value-type="string">
            <table:table table:name="Tabla11" table:style-name="Tabla11">
              <table:table-column table:style-name="Tabla11.A"/>
              <table:table-column table:style-name="Tabla11.B"/>
              <table:table-row>
                <table:table-cell table:style-name="Tabla11.A1" office:value-type="string">
                  <table:table table:name="Tabla12" table:style-name="Tabla12">
                    <table:table-column table:style-name="Tabla12.A"/>
                    <table:table-row>
                      <table:table-cell table:style-name="Tabla12.A1" office:value-type="string">
                        <table:table table:name="Tabla15" table:style-name="Tabla15">
                          <table:table-column table:style-name="Tabla15.A"/>
                          <table:table-column table:style-name="Tabla15.B"/>
                          <table:table-row>
                            <table:table-cell table:style-name="Tabla15.A1" office:value-type="string">
                              <text:p text:style-name="P8">NIF:</text:p>
                            </table:table-cell>
                            <table:table-cell table:style-name="Tabla15.B1" office:value-type="string">
                              <table:table table:name="Tabla16" table:style-name="Tabla16">
                                <table:table-column table:style-name="Tabla16.A"/>
                                <table:table-row>
                                  <table:table-cell table:style-name="Tabla16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Tabla17" table:style-name="Tabla17">
                          <table:table-column table:style-name="Tabla17.A"/>
                          <table:table-row>
                            <table:table-cell table:style-name="Tabla17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Tabla18" table:style-name="Tabla18">
                          <table:table-column table:style-name="Tabla18.A"/>
                          <table:table-row>
                            <table:table-cell table:style-name="Tabla18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Tabla18.A1" office:value-type="string">
                              <text:p text:style-name="P14"/>
                            </table:table-cell>
                          </table:table-row>
                        </table:table>
                        <text:p text:style-name="P14"/>
                      </table:table-cell>
                    </table:table-row>
                  </table:table>
                  <text:p text:style-name="P14"/>
                </table:table-cell>
                <table:table-cell table:style-name="Tabla11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0.A3" office:value-type="string">
            <table:table table:name="Tabla19" table:style-name="Tabla19">
              <table:table-column table:style-name="Tabla19.A"/>
              <table:table-column table:style-name="Tabla19.B"/>
              <table:table-column table:style-name="Tabla19.C"/>
              <table:table-column table:style-name="Tabla19.D"/>
              <table:table-row>
                <table:table-cell table:style-name="Tabla19.A1" office:value-type="string">
                  <text:p text:style-name="P6">PATRIMONIO NETO Y PASIVO</text:p>
                </table:table-cell>
                <table:table-cell table:style-name="Tabla19.A1" office:value-type="string">
                  <text:p text:style-name="P6">NOTAS DE LA MEMORIA</text:p>
                </table:table-cell>
                <table:table-cell table:style-name="Tabla19.A1" office:value-type="string">
                  <text:p text:style-name="P6">EJERCICIO [[report.current_fiscalyear_id.name]](2)</text:p>
                </table:table-cell>
                <table:table-cell table:style-name="Tabla19.D1" office:value-type="string">
                  <text:p text:style-name="P6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a10.A3" office:value-type="string">
            <table:table table:name="Tabla20" table:style-name="Tabla20">
              <table:table-column table:style-name="Tabla20.A"/>
              <table:table-column table:style-name="Tabla20.B"/>
              <table:table-column table:style-name="Tabla20.C"/>
              <table:table-column table:style-name="Tabla20.D"/>
              <table:table-column table:style-name="Tabla20.E"/>
              <table:table-column table:style-name="Tabla20.F"/>
              <table:table-row>
                <table:table-cell table:style-name="Tabla20.A1" office:value-type="string">
                  <text:p text:style-name="P12"/>
                </table:table-cell>
                <table:table-cell table:style-name="Tabla20.A1" office:value-type="string">
                  <text:p text:style-name="P12">[[repeatIn(getThirdArray(),'line')]]</text:p>
                  <text:p text:style-name="P19">[[(line.css_class=='l1') and line.name or removeParentNode('font')]]</text:p>
                  <text:p text:style-name="P20">[[(line.css_class=='l2') and line.name or removeParentNode('font')]]</text:p>
                  <text:p text:style-name="P8">[[(line.css_class=='l3') and line.name or removeParentNode('font')]]</text:p>
                  <text:p text:style-name="P16">[[(line.css_class=='l4') and line.name or removeParentNode('font')]]</text:p>
                  <text:p text:style-name="P18">[[(line.css_class=='l5') and line.name or removeParentNode('font')]]</text:p>
                  <text:p text:style-name="P16">[[(line.css_class=='default') and line.name or removeParentNode('font')]]</text:p>
                </table:table-cell>
                <table:table-cell table:style-name="Tabla20.C1" office:value-type="string">
                  <text:p text:style-name="P9">[[line.code]]</text:p>
                </table:table-cell>
                <table:table-cell table:style-name="Tabla20.C1" office:value-type="string">
                  <text:p text:style-name="P6">[[line.notes]]</text:p>
                </table:table-cell>
                <table:table-cell table:style-name="Tabla20.E1" office:value-type="string">
                  <text:p text:style-name="P7">[[formatLang(line.current_value or '')]]</text:p>
                </table:table-cell>
                <table:table-cell table:style-name="Tabla20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</table:table-row>
        <table:table-row>
          <table:table-cell table:style-name="Tabla10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0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nesis </meta:initial-creator>
    <meta:creation-date>2014-06-10T10:34:33</meta:creation-date>
    <dc:date>2014-06-17T16:04:53</dc:date>
    <dc:creator>opnesis </dc:creator>
    <meta:editing-duration>PT7H43M55S</meta:editing-duration>
    <meta:editing-cycles>90</meta:editing-cycles>
    <meta:generator>LibreOffice/3.5$Linux_x86 LibreOffice_project/350m1$Build-2</meta:generator>
    <meta:document-statistic meta:table-count="36" meta:image-count="0" meta:object-count="0" meta:page-count="3" meta:paragraph-count="89" meta:word-count="290" meta:character-count="3236" meta:non-whitespace-character-count="3002"/>
  </office:meta>
</office:document-meta>
</file>